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Liberation Serif3" svg:font-family="'Liberation Serif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2" svg:font-family="'Liberation Serif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Fine_20_Dashed"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ffffff" draw:marker-start-width="0.276cm" draw:marker-end="Double_20_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b2b2b2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-dash="Fine_20_Dashed" svg:stroke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stroke-dash="Fine_20_Dashed" svg:stroke-width="0.051cm" svg:stroke-color="#cc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-dash="Fine_20_Dashed" svg:stroke-width="0.051cm" svg:stroke-color="#00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stroke-dash="Fine_20_Dashed"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-dash="Fine_20_Dashed"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svg:stroke-color="#ffffff" draw:marker-start-width="0.276cm" draw:marker-end="Triangle_20_unfilled" draw:marker-end-width="0.50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000000" draw:fill="solid" draw:fill-color="#ff330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661900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0066ff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cc99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00cc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ff3300" draw:opacity="50%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8p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color="#b2b2b2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0066ff" fo:font-size="32pt" style:font-size-asian="32pt" style:font-size-complex="32pt"/>
    </style:style>
    <style:style style:name="P7" style:family="paragraph">
      <style:paragraph-properties fo:text-align="center"/>
      <style:text-properties fo:color="#ff0000" fo:font-size="32pt" style:font-size-asian="32pt" style:font-size-complex="32pt"/>
    </style:style>
    <style:style style:name="P8" style:family="paragraph">
      <style:paragraph-properties fo:text-align="center"/>
      <style:text-properties fo:color="#00cc00" fo:font-size="32pt" style:font-size-asian="32pt" style:font-size-complex="32pt"/>
    </style:style>
    <style:style style:name="P9" style:family="paragraph">
      <style:paragraph-properties fo:text-align="center"/>
      <style:text-properties fo:color="#cc9900" fo:font-size="32pt" style:font-size-asian="32pt" style:font-size-complex="32pt"/>
    </style:style>
    <style:style style:name="P10" style:family="paragraph">
      <style:paragraph-properties fo:text-align="center"/>
      <style:text-properties fo:color="#ff00ff" fo:font-size="32pt" style:font-size-asian="32pt" style:font-size-complex="32pt"/>
    </style:style>
    <style:style style:name="P11" style:family="paragraph"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1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paragraph-properties fo:text-align="center"/>
      <style:text-properties fo:color="#0066ff" fo:font-size="24pt" style:font-size-asian="24pt" style:font-size-complex="24pt"/>
    </style:style>
    <style:style style:name="P20" style:family="paragraph">
      <style:paragraph-properties fo:text-align="center"/>
      <style:text-properties fo:color="#ff3300" fo:font-size="24pt" style:font-size-asian="24pt" style:font-size-complex="24pt"/>
    </style:style>
    <style:style style:name="P21" style:family="paragraph">
      <style:paragraph-properties fo:text-align="center"/>
      <style:text-properties fo:color="#cc9900" fo:font-size="24pt" style:font-size-asian="24pt" style:font-size-complex="24pt"/>
    </style:style>
    <style:style style:name="P22" style:family="paragraph">
      <style:paragraph-properties fo:text-align="center"/>
      <style:text-properties fo:color="#00cc00" fo:font-size="24pt" style:font-size-asian="24pt" style:font-size-complex="24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line-height="150%"/>
    </style:style>
    <style:style style:name="P25" style:family="paragraph">
      <style:text-properties style:font-name="Liberation Serif" fo:font-size="32pt" style:font-size-asian="32pt" style:font-size-complex="32pt"/>
    </style:style>
    <style:style style:name="P26" style:family="paragraph">
      <style:paragraph-properties fo:text-align="start"/>
      <style:text-properties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00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666666" fo:font-size="1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b2b2b2"/>
    </style:style>
    <style:style style:name="T10" style:family="text">
      <style:text-properties fo:font-size="18pt"/>
    </style:style>
    <style:style style:name="T11" style:family="text">
      <style:text-properties fo:color="#0066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00cc00" fo:font-size="32pt" style:font-size-asian="32pt" style:font-size-complex="32pt"/>
    </style:style>
    <style:style style:name="T14" style:family="text">
      <style:text-properties fo:color="#cc9900" fo:font-size="32pt" style:font-size-asian="32pt" style:font-size-complex="32pt"/>
    </style:style>
    <style:style style:name="T15" style:family="text">
      <style:text-properties style:font-name="Symbol2" style:font-name-asian="Symbol2" style:font-name-complex="Symbol2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color="#ff00ff" fo:font-size="32pt" style:font-size-asian="32pt" style:font-size-complex="32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Symbol2" fo:font-size="18pt" style:font-name-asian="Symbol2" style:font-size-asian="18pt" style:font-name-complex="Symbol2" style:font-size-complex="18pt"/>
    </style:style>
    <style:style style:name="T26" style:family="text">
      <style:text-properties style:font-name="Liberation Sans" fo:font-size="18pt" style:font-name-asian="Symbol2" style:font-size-asian="18pt" style:font-name-complex="Symbol2" style:font-size-complex="18pt"/>
    </style:style>
    <style:style style:name="T27" style:family="text">
      <style:text-properties style:font-name="Liberation Sans1" fo:font-size="18pt" style:font-name-asian="Symbol2" style:font-size-asian="18pt" style:font-name-complex="Symbol2" style:font-size-complex="18pt"/>
    </style:style>
    <style:style style:name="T28" style:family="text">
      <style:text-properties style:font-name="Liberation Serif" fo:font-size="18pt" style:font-name-asian="Symbol2" style:font-size-asian="18pt" style:font-name-complex="Symbol2" style:font-size-complex="18pt"/>
    </style:style>
    <style:style style:name="T29" style:family="text">
      <style:text-properties style:font-name="Liberation Sans1" fo:font-size="18pt" fo:font-weight="bold" style:font-name-asian="Symbol2" style:font-size-asian="18pt" style:font-weight-asian="bold" style:font-name-complex="Symbol2" style:font-size-complex="18pt" style:font-weight-complex="bold"/>
    </style:style>
    <style:style style:name="T30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33" style:family="text">
      <style:text-properties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color="#0066ff" fo:font-size="24pt" style:font-size-asian="24pt" style:font-size-complex="24pt"/>
    </style:style>
    <style:style style:name="T35" style:family="text">
      <style:text-properties fo:color="#ff3300" fo:font-size="24pt" style:font-size-asian="24pt" style:font-size-complex="24pt"/>
    </style:style>
    <style:style style:name="T36" style:family="text">
      <style:text-properties fo:color="#cc9900" fo:font-size="24pt" style:font-size-asian="24pt" style:font-size-complex="24pt"/>
    </style:style>
    <style:style style:name="T37" style:family="text">
      <style:text-properties fo:color="#00cc00" fo:font-size="24pt" style:font-size-asian="24pt" style:font-size-complex="24pt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32pt" style:font-size-asian="32pt" style:font-size-complex="32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style:font-name="Symbol2" fo:font-size="32pt" style:font-name-asian="Symbol2" style:font-size-asian="32pt" style:font-name-complex="Symbol2" style:font-size-complex="32pt"/>
    </style:style>
    <style:style style:name="T42" style:family="text">
      <style:text-properties style:font-name="Liberation Serif" fo:font-size="32pt" style:font-name-asian="Symbol2" style:font-size-asian="32pt" style:font-name-complex="Symbol2" style:font-size-complex="32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Symbol" fo:font-size="26pt" style:font-size-asian="26pt" style:font-size-complex="26pt"/>
    </style:style>
    <style:style style:name="T45" style:family="text">
      <style:text-properties style:font-name="Liberation Serif" fo:font-size="26pt" style:font-size-asian="26pt" style:font-size-complex="26pt"/>
    </style:style>
    <style:style style:name="T46" style:family="text">
      <style:text-properties style:font-name="Symbol2" fo:font-size="26pt" style:font-name-asian="Symbol2" style:font-size-asian="26pt" style:font-name-complex="Symbol2" style:font-size-complex="26pt"/>
    </style:style>
    <style:style style:name="T47" style:family="text">
      <style:text-properties style:font-name="Symbol" fo:font-size="26pt" style:font-name-asian="Symbol2" style:font-size-asian="26pt" style:font-name-complex="Symbol2" style:font-size-complex="26pt"/>
    </style:style>
    <style:style style:name="T48" style:family="text">
      <style:text-properties style:font-name="Liberation Serif" fo:font-size="26pt" style:font-name-asian="Symbol2" style:font-size-asian="26pt" style:font-name-complex="Symbol2" style:font-size-complex="26pt"/>
    </style:style>
    <style:style style:name="T49" style:family="text">
      <style:text-properties style:font-name="Liberation Sans1" fo:font-size="26pt" style:font-name-asian="Symbol2" style:font-size-asian="26pt" style:font-name-complex="Symbol2" style:font-size-complex="26pt"/>
    </style:style>
    <style:style style:name="T50" style:family="text">
      <style:text-properties style:font-name="FreeMono1" fo:font-size="28pt" style:font-size-asian="28pt" style:font-size-complex="28pt"/>
    </style:style>
    <style:style style:name="T51" style:family="text">
      <style:text-properties style:font-name="Liberation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style:font-name="FreeMono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style:font-name="Symbol2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4" style:family="text">
      <style:text-properties style:font-name="Liberation Sans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5" style:family="text">
      <style:text-properties style:font-name="Liberation Serif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6" style:family="text">
      <style:text-properties style:font-name="Liberation Serif" fo:font-size="28pt" style:font-size-asian="28pt" style:font-size-complex="28pt"/>
    </style:style>
    <style:style style:name="T57" style:family="text">
      <style:text-properties style:font-name="FreeMono1" fo:font-size="28pt" fo:font-style="normal" fo:font-weight="normal" style:font-name-asian="Symbol2" style:font-size-asian="28pt" style:font-style-asian="normal" style:font-weight-asian="normal" style:font-name-complex="Symbol2" style:font-size-complex="28pt" style:font-style-complex="normal" style:font-weight-complex="normal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font-name="Symbol" fo:font-size="32pt" style:font-size-asian="32pt" style:font-size-complex="32pt"/>
    </style:style>
    <style:style style:name="T60" style:family="text">
      <style:text-properties style:font-name="Symbol" fo:font-size="32pt" style:font-name-asian="Symbol2" style:font-size-asian="32pt" style:font-name-complex="Symbol2" style:font-size-complex="32pt"/>
    </style:style>
    <style:style style:name="T61" style:family="text">
      <style:text-properties style:font-name="Liberation Sans1" fo:font-size="32pt" style:font-size-asian="32pt" style:font-size-complex="32pt"/>
    </style:style>
    <style:style style:name="T62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63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3-07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4"/></text:p>
            <text:p><text:span text:style-name="T5">Formal Foundations</text:span></text:p>
            <text:p><text:span text:style-name="T6">Meeting 2016-03-15</text:span></text:p>
            <text:p/>
            <text:p><text:span text:style-name="T7"/></text:p>
            <text:p><text:span text:style-name="T7">University of Koblenz-Landau</text:span></text:p>
            <text:p><text:span text:style-name="T7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line draw:style-name="gr2" draw:text-style-name="P1" draw:layer="layout" svg:x1="1.524cm" svg:y1="6.35cm" svg:x2="26.67cm" svg:y2="6.35cm">
          <text:p/>
        </draw:line>
        <draw:line draw:style-name="gr2" draw:text-style-name="P1" draw:layer="layout" svg:x1="1.524cm" svg:y1="12.05cm" svg:x2="26.67cm" svg:y2="12.05cm">
          <text:p/>
        </draw:line>
        <draw:frame draw:style-name="gr3" draw:text-style-name="P2" draw:layer="layout" svg:width="4.064cm" svg:height="0.962cm" svg:x="1.778cm" svg:y="0.762cm">
          <draw:text-box>
            <text:p><text:span text:style-name="T8">Entity-Type</text:span></text:p>
          </draw:text-box>
        </draw:frame>
        <draw:frame draw:style-name="gr3" draw:text-style-name="P2" draw:layer="layout" svg:width="4.064cm" svg:height="0.962cm" svg:x="1.778cm" svg:y="6.662cm">
          <draw:text-box>
            <text:p><text:span text:style-name="T8">Entity</text:span></text:p>
          </draw:text-box>
        </draw:frame>
        <draw:frame draw:style-name="gr3" draw:text-style-name="P2" draw:layer="layout" svg:width="4.722cm" svg:height="0.962cm" svg:x="1.778cm" svg:y="12.362cm">
          <draw:text-box>
            <text:p><text:span text:style-name="T8">Manifestation</text:span></text:p>
          </draw:text-box>
        </draw:frame>
        <draw:g>
          <draw:custom-shape draw:style-name="gr4" draw:text-style-name="P1" xml:id="id5" draw:id="id5" draw:layer="layout" svg:width="4.826cm" svg:height="2.286cm" svg:x="4.087cm" svg:y="2.54cm">
            <text:p text:style-name="P1">Fo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4.826cm" svg:height="1.778cm" svg:x="4.087cm" svg:y="8.444cm">
            <text:p text:style-name="P1">foo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" draw:id="id1" draw:layer="layout" svg:width="3.556cm" svg:height="4.064cm" svg:x="4.722cm" svg:y="13.67cm">
            <text:p text:style-name="P1">mfoo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xml:id="id6" draw:id="id6" draw:layer="layout" svg:width="4.826cm" svg:height="2.286cm" svg:x="19.088cm" svg:y="2.541cm">
            <text:p text:style-name="P1">B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4" draw:id="id4" draw:layer="layout" svg:width="4.826cm" svg:height="1.778cm" svg:x="19.088cm" svg:y="8.445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3" draw:id="id3" draw:layer="layout" svg:width="3.556cm" svg:height="4.064cm" svg:x="19.723cm" svg:y="13.671cm">
            <text:p text:style-name="P1">mbar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1" draw:layer="layout" draw:type="curve" svg:x1="6.5cm" svg:y1="13.67cm" svg:x2="6.5cm" svg:y2="10.222cm" draw:start-shape="id1" draw:end-shape="id2" svg:d="M6500 13670v-3448" svg:viewBox="0 0 1 3449">
            <text:p/>
          </draw:connector>
          <draw:connector draw:style-name="gr5" draw:text-style-name="P1" draw:layer="layout" draw:type="curve" svg:x1="21.501cm" svg:y1="13.671cm" svg:x2="21.501cm" svg:y2="10.223cm" draw:start-shape="id3" draw:start-glue-point="4" draw:end-shape="id4" draw:end-glue-point="2" svg:d="M21501 13671v-3448" svg:viewBox="0 0 1 3449">
            <text:p/>
          </draw:connector>
          <draw:connector draw:style-name="gr6" draw:text-style-name="P1" draw:layer="layout" draw:type="curve" svg:x1="6.5cm" svg:y1="8.444cm" svg:x2="6.5cm" svg:y2="4.826cm" draw:start-shape="id2" draw:end-shape="id5" draw:end-glue-point="8" svg:d="M6500 8444v-3618" svg:viewBox="0 0 1 3619">
            <text:p/>
          </draw:connector>
          <draw:connector draw:style-name="gr6" draw:text-style-name="P1" draw:layer="layout" draw:type="curve" svg:x1="21.501cm" svg:y1="8.445cm" svg:x2="21.501cm" svg:y2="4.827cm" draw:start-shape="id4" draw:start-glue-point="0" draw:end-shape="id6" svg:d="M21501 8445v-3618" svg:viewBox="0 0 1 3619">
            <text:p/>
          </draw:connector>
          <draw:connector draw:style-name="gr7" draw:text-style-name="P1" draw:layer="layout" draw:type="curve" svg:x1="8.278cm" svg:y1="15.702cm" svg:x2="19.723cm" svg:y2="15.703cm" draw:start-shape="id1" draw:start-glue-point="7" draw:end-shape="id3" draw:end-glue-point="5" svg:d="M8278 15702c8584 0 2862 1 11445 1" svg:viewBox="0 0 11446 2">
            <text:p/>
          </draw:connector>
          <draw:connector draw:style-name="gr7" draw:text-style-name="P1" draw:layer="layout" draw:type="curve" svg:x1="8.913cm" svg:y1="9.333cm" svg:x2="19.088cm" svg:y2="9.334cm" draw:start-shape="id2" draw:end-shape="id4" draw:end-glue-point="3" svg:d="M8913 9333c7632 0 2545 1 10175 1" svg:viewBox="0 0 10176 2">
            <text:p/>
          </draw:connector>
          <draw:connector draw:style-name="gr7" draw:text-style-name="P1" draw:layer="layout" draw:type="curve" svg:x1="8.913cm" svg:y1="3.683cm" svg:x2="19.088cm" svg:y2="3.684cm" draw:start-shape="id5" draw:start-glue-point="10" draw:end-shape="id6" draw:end-glue-point="6" svg:d="M8913 3683c7632 0 2545 1 10175 1" svg:viewBox="0 0 10176 2">
            <text:p/>
          </draw:connector>
          <draw:frame draw:style-name="gr3" draw:text-style-name="P3" draw:layer="layout" svg:width="5.334cm" svg:height="0.962cm" svg:x="11.333cm" svg:y="2.74cm">
            <draw:text-box>
              <text:p><text:span text:style-name="T9">&lt;aRelationship&gt;</text:span></text:p>
            </draw:text-box>
          </draw:frame>
          <draw:frame draw:style-name="gr3" draw:text-style-name="P3" draw:layer="layout" svg:width="5.334cm" svg:height="0.962cm" svg:x="11.333cm" svg:y="8.34cm">
            <draw:text-box>
              <text:p><text:span text:style-name="T9">&lt;aRelationship&gt;</text:span></text:p>
            </draw:text-box>
          </draw:frame>
          <draw:frame draw:style-name="gr3" draw:text-style-name="P3" draw:layer="layout" svg:width="5.334cm" svg:height="0.962cm" svg:x="11.333cm" svg:y="14.74cm">
            <draw:text-box>
              <text:p><text:span text:style-name="T9">&lt;aRelationship&gt;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g>
          <draw:custom-shape draw:style-name="gr8" draw:text-style-name="P5" xml:id="id7" draw:id="id7" draw:layer="layout" svg:width="5.334cm" svg:height="1.524cm" svg:x="11.638cm" svg:y="9.505cm">
            <text:p text:style-name="P1"><text:span text:style-name="T10">Entity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curve" draw:line-skew="-1.15cm 1.344cm" svg:x1="14.305cm" svg:y1="9.505cm" svg:x2="16.972cm" svg:y2="10.267cm" draw:start-shape="id7" draw:start-glue-point="0" draw:end-shape="id7" draw:end-glue-point="1" svg:d="M14305 9505c0-2476 2256-2063 3615-1254s1819 2016-948 2016" svg:viewBox="0 0 4695 2643">
            <text:p/>
          </draw:connector>
          <draw:connector draw:style-name="gr10" draw:text-style-name="P1" draw:layer="layout" draw:type="curve" draw:line-skew="-1.343cm -1.089cm" svg:x1="11.638cm" svg:y1="10.267cm" svg:x2="14.305cm" svg:y2="9.505cm" draw:start-shape="id7" draw:start-glue-point="3" draw:end-shape="id7" draw:end-glue-point="0" svg:d="M11638 10267c-2766 0-2305-1176-947-1963s3614-1184 3614 1201" svg:viewBox="0 0 4693 2573">
            <text:p/>
          </draw:connector>
          <draw:frame draw:style-name="gr11" draw:text-style-name="P6" draw:layer="layout" svg:width="3.875cm" svg:height="1.517cm" svg:x="6.05cm" svg:y="6.169cm">
            <draw:text-box>
              <text:p text:style-name="P1"><text:span text:style-name="T11">partOf</text:span></text:p>
            </draw:text-box>
          </draw:frame>
          <draw:frame draw:style-name="gr11" draw:text-style-name="P7" draw:layer="layout" svg:width="7.976cm" svg:height="1.517cm" svg:x="1.884cm" svg:y="13.469cm">
            <draw:text-box>
              <text:p text:style-name="P1"><text:span text:style-name="T12">correspondsTo</text:span></text:p>
            </draw:text-box>
          </draw:frame>
          <draw:frame draw:style-name="gr12" draw:text-style-name="P8" draw:layer="layout" svg:width="7.722cm" svg:height="1.517cm" svg:x="18.394cm" svg:y="13.469cm">
            <draw:text-box>
              <text:p text:style-name="P1"><text:span text:style-name="T13">conformsTo</text:span></text:p>
            </draw:text-box>
          </draw:frame>
          <draw:connector draw:style-name="gr13" draw:text-style-name="P1" draw:layer="layout" draw:type="curve" draw:line-skew="1.406cm -1.343cm" svg:x1="14.305cm" svg:y1="11.029cm" svg:x2="11.638cm" svg:y2="10.267cm" draw:start-shape="id7" draw:start-glue-point="2" draw:end-shape="id7" draw:end-glue-point="3" svg:d="M14305 11029c0 2860-2256 2383-3614 1478s-1819-2240 947-2240" svg:viewBox="0 0 4693 2940">
            <text:p/>
          </draw:connector>
          <draw:frame draw:style-name="gr11" draw:text-style-name="P9" draw:layer="layout" svg:width="3.558cm" svg:height="1.517cm" svg:x="18.999cm" svg:y="6.169cm">
            <draw:text-box>
              <text:p text:style-name="P1"><text:span text:style-name="T14">isA</text:span></text:p>
            </draw:text-box>
          </draw:frame>
          <draw:connector draw:style-name="gr14" draw:text-style-name="P1" draw:layer="layout" draw:type="curve" draw:line-skew="1.09cm 1.344cm" svg:x1="16.972cm" svg:y1="10.267cm" svg:x2="14.305cm" svg:y2="11.029cm" draw:start-shape="id7" draw:end-shape="id7" draw:end-glue-point="2" svg:d="M16972 10267c2386 0 1989 1304 726 2186s-3393 1343-3393-1424" svg:viewBox="0 0 4402 2868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g>
          <draw:custom-shape draw:style-name="gr15" draw:text-style-name="P5" xml:id="id9" draw:id="id9" draw:layer="layout" svg:width="5.334cm" svg:height="1.524cm" svg:x="15.969cm" svg:y="4.838cm">
            <text:p text:style-name="P1"><text:span text:style-name="T10">Entity</text:span></text:p>
            <draw:enhanced-geometry svg:viewBox="0 0 21600 21600" draw:type="rectangle" draw:enhanced-path="M 0 0 L 21600 0 21600 21600 0 21600 0 0 Z N"/>
          </draw:custom-shape>
          <draw:frame draw:style-name="gr3" draw:text-style-name="P9" xml:id="id10" draw:id="id10" draw:layer="layout" svg:width="5.793cm" svg:height="1.517cm" svg:x="6.698cm" svg:y="10.179cm">
            <draw:text-box>
              <text:p text:style-name="P1"><text:span text:style-name="T14">elementOf</text:span></text:p>
            </draw:text-box>
          </draw:frame>
          <draw:custom-shape draw:style-name="gr15" draw:text-style-name="P5" xml:id="id8" draw:id="id8" draw:layer="layout" svg:width="5.334cm" svg:height="1.524cm" svg:x="15.969cm" svg:y="11.038cm">
            <text:p text:style-name="P1"><text:span text:style-name="T10">Set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curve" svg:x1="18.636cm" svg:y1="11.038cm" svg:x2="18.636cm" svg:y2="6.362cm" draw:start-shape="id8" draw:start-glue-point="0" draw:end-shape="id9" draw:end-glue-point="2" svg:d="M18636 11038v-4676" svg:viewBox="0 0 1 4677">
            <text:p/>
          </draw:connector>
          <draw:connector draw:style-name="gr17" draw:text-style-name="P1" draw:layer="layout" draw:type="curve" draw:line-skew="-1.916cm" svg:x1="15.969cm" svg:y1="5.6cm" svg:x2="15.969cm" svg:y2="11.8cm" draw:start-shape="id9" draw:start-glue-point="3" draw:end-shape="id8" draw:end-glue-point="3" svg:d="M15969 5600c-3625 0-3625 6200 0 6200" svg:viewBox="0 0 2720 6201">
            <text:p/>
          </draw:connector>
          <draw:frame draw:style-name="gr3" draw:text-style-name="P9" xml:id="id11" draw:id="id11" draw:layer="layout" svg:width="5.793cm" svg:height="1.517cm" svg:x="6.699cm" svg:y="6.18cm">
            <draw:text-box>
              <text:p text:style-name="P1"><text:span text:style-name="T14">isA</text:span></text:p>
            </draw:text-box>
          </draw:frame>
          <draw:connector draw:style-name="gr16" draw:text-style-name="P1" draw:layer="layout" draw:type="curve" svg:x1="9.594cm" svg:y1="10.179cm" svg:x2="9.595cm" svg:y2="7.697cm" draw:start-shape="id10" draw:start-glue-point="0" draw:end-shape="id11" svg:d="M9594 10179c0-1861 1-621 1-2482" svg:viewBox="0 0 2 2483">
            <text:p/>
          </draw:connector>
        </draw:g>
        <draw:frame draw:style-name="gr3" draw:text-style-name="P1" draw:layer="layout" svg:width="24.13cm" svg:height="4.044cm" svg:x="1.935cm" svg:y="14.224cm">
          <draw:text-box>
            <text:p text:style-name="P1">„Signum <text:span text:style-name="T15">Î</text:span> significat est. Ita a <text:span text:style-name="T15">Î</text:span> b legitur a est quoddam b“</text:p>
            <text:p text:style-name="P1"/>
            <text:p text:style-name="P1">„The Symbol <text:span text:style-name="T15">Î</text:span> means is. Thus a <text:span text:style-name="T15">Î</text:span> b is read <text:span text:style-name="T16">a is a b</text:span>“</text:p>
            <text:p text:style-name="P1"/>
            <text:p text:style-name="P1">(Giuseppe Peano: Arithmetices principia nova methodo exposita, 1889, S. X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lude</text:p>
          </draw:text-box>
        </draw:frame>
        <draw:custom-shape draw:style-name="gr15" draw:text-style-name="P5" xml:id="id13" draw:id="id13" draw:layer="layout" svg:width="5.334cm" svg:height="1.524cm" svg:x="11.239cm" svg:y="5.242cm">
          <text:p text:style-name="P1"><text:span text:style-name="T10">Ent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2" draw:id="id12" draw:layer="layout" svg:width="4.572cm" svg:height="5.334cm" svg:x="11.62cm" svg:y="11.846cm">
          <text:p text:style-name="P1"><text:span text:style-name="T10">Manifes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0" draw:layer="layout" svg:width="9.652cm" svg:height="1.517cm" svg:x="13.97cm" svg:y="8.86cm">
          <draw:text-box>
            <text:p text:style-name="P1"><text:span text:style-name="T17">representationOf</text:span></text:p>
          </draw:text-box>
        </draw:frame>
        <draw:connector draw:style-name="gr5" draw:text-style-name="P1" draw:layer="layout" draw:type="curve" svg:x1="13.906cm" svg:y1="11.846cm" svg:x2="13.906cm" svg:y2="6.766cm" draw:start-shape="id12" draw:start-glue-point="4" draw:end-shape="id13" draw:end-glue-point="2" svg:d="M13906 11846v-5080" svg:viewBox="0 0 1 5081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8" draw:text-style-name="P11" draw:layer="layout" svg:width="8.708cm" svg:height="4.064cm" svg:x="2.946cm" svg:y="4.969cm">
            <text:p text:style-name="P1"><text:span text:style-name="T18">(1.)</text:span></text:p>
            <text:p text:style-name="P1"><text:span text:style-name="T18">Domain</text:span></text:p>
            <text:p text:style-name="P1"><text:span text:style-name="T1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9.647cm" svg:y="4.97cm">
            <text:p text:style-name="P1"><text:span text:style-name="T18">(2.) </text:span></text:p>
            <text:p text:style-name="P1"><text:span text:style-name="T1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16.348cm" svg:y="4.971cm">
            <text:p text:style-name="P1"><text:span text:style-name="T18">(3.) </text:span></text:p>
            <text:p text:style-name="P1"><text:span text:style-name="T1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2" draw:layer="layout" svg:width="22.86cm" svg:height="2.309cm" svg:x="2.57cm" svg:y="10.668cm">
          <draw:text-box>
            <text:p text:style-name="P1"><text:span text:style-name="T19">A domain model is a collection of (axiomatic) </text:span><text:span text:style-name="T20">statements</text:span><text:span text:style-name="T19"> over entity-types and ent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8" draw:text-style-name="P11" draw:layer="layout" svg:width="8.708cm" svg:height="4.064cm" svg:x="2.946cm" svg:y="4.969cm">
            <text:p text:style-name="P1"><text:span text:style-name="T18">(1.)</text:span></text:p>
            <text:p text:style-name="P1"><text:span text:style-name="T18">Domain</text:span></text:p>
            <text:p text:style-name="P1"><text:span text:style-name="T1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9.647cm" svg:y="4.97cm">
            <text:p text:style-name="P1"><text:span text:style-name="T18">(2.) </text:span></text:p>
            <text:p text:style-name="P1"><text:span text:style-name="T1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16.348cm" svg:y="4.971cm">
            <text:p text:style-name="P1"><text:span text:style-name="T18">(3.) </text:span></text:p>
            <text:p text:style-name="P1"><text:span text:style-name="T1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3" draw:layer="layout" svg:width="22.86cm" svg:height="6.197cm" svg:x="2.57cm" svg:y="10.668cm">
          <draw:text-box>
            <text:p text:style-name="P1"><text:span text:style-name="T21">Foo &lt; Entity</text:span></text:p>
            <text:p text:style-name="P1"><text:span text:style-name="T21">Bar &lt; Entity</text:span></text:p>
            <text:p text:style-name="P1"><text:span text:style-name="T21"/></text:p>
            <text:p text:style-name="P1"><text:span text:style-name="T21">partOf &lt; Foo * Bar</text:span></text:p>
            <text:p text:style-name="P1"><text:span text:style-name="T21"/></text:p>
            <text:p text:style-name="P1"><text:span text:style-name="T21"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11" draw:layer="layout" svg:width="8.708cm" svg:height="4.064cm" svg:x="2.946cm" svg:y="4.969cm">
            <text:p text:style-name="P1"><text:span text:style-name="T18">(1.)</text:span></text:p>
            <text:p text:style-name="P1"><text:span text:style-name="T18">Domain</text:span></text:p>
            <text:p text:style-name="P1"><text:span text:style-name="T1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1" draw:layer="layout" svg:width="8.708cm" svg:height="4.064cm" svg:x="9.647cm" svg:y="4.97cm">
            <text:p text:style-name="P1"><text:span text:style-name="T18">(2.) </text:span></text:p>
            <text:p text:style-name="P1"><text:span text:style-name="T1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16.348cm" svg:y="4.971cm">
            <text:p text:style-name="P1"><text:span text:style-name="T18">(3.) </text:span></text:p>
            <text:p text:style-name="P1"><text:span text:style-name="T1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2" draw:layer="layout" svg:width="22.86cm" svg:height="4.367cm" svg:x="2.57cm" svg:y="10.668cm">
          <draw:text-box>
            <text:p text:style-name="P1"><text:span text:style-name="T19">Extends a KB with entities found in Manifestations.</text:span></text:p>
            <text:p text:style-name="P1"><text:span text:style-name="T19"/></text:p>
            <text:p text:style-name="P1"><text:span text:style-name="T19">Fragmentation is done by several plugins, specifically tailored to a doma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11" draw:layer="layout" svg:width="8.708cm" svg:height="4.064cm" svg:x="2.946cm" svg:y="4.969cm">
            <text:p text:style-name="P1"><text:span text:style-name="T18">(1.)</text:span></text:p>
            <text:p text:style-name="P1"><text:span text:style-name="T18">Domain</text:span></text:p>
            <text:p text:style-name="P1"><text:span text:style-name="T1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1" draw:layer="layout" svg:width="8.708cm" svg:height="4.064cm" svg:x="9.647cm" svg:y="4.97cm">
            <text:p text:style-name="P1"><text:span text:style-name="T18">(2.) </text:span></text:p>
            <text:p text:style-name="P1"><text:span text:style-name="T1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1" draw:layer="layout" svg:width="8.708cm" svg:height="4.064cm" svg:x="16.348cm" svg:y="4.971cm">
            <text:p text:style-name="P1"><text:span text:style-name="T18">(3.) </text:span></text:p>
            <text:p text:style-name="P1"><text:span text:style-name="T1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14" draw:layer="layout" svg:width="21.59cm" svg:height="3.409cm" svg:x="3.048cm" svg:y="10.668cm">
          <draw:text-box>
            <text:p text:style-name="P1"><text:span text:style-name="T22">Can we provide singular plugins for recove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Unambiguous Definition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15"><text:tab/>A partOf B<text:tab/><text:tab/><text:tab/><text:tab/><text:tab/>:<text:span text:style-name="T15">«</text:span><text:span text:style-name="T15"><text:tab/></text:span>???</text:p>
            <text:p text:style-name="P15"><text:tab/>A conformsTo B<text:tab/><text:tab/><text:tab/>:<text:span text:style-name="T15">«</text:span><text:span text:style-name="T15"><text:tab/></text:span>???</text:p>
            <text:p text:style-name="P15"><text:tab/>A correspondsTo B<text:tab/><text:tab/>:<text:span text:style-name="T15">«</text:span><text:span text:style-name="T15"><text:tab/></text:span>???</text:p>
            <text:p text:style-name="P15"><text:tab/>A representationOf B<text:tab/>:<text:span text:style-name="T15">«</text:span><text:span text:style-name="T15"><text:tab/></text:span>??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First Order Logic</text:p>
          </draw:text-box>
        </draw:frame>
        <draw:frame presentation:style-name="pr5" draw:text-style-name="P16" draw:layer="layout" svg:width="25.199cm" svg:height="12.179cm" svg:x="1.4cm" svg:y="4.911cm" presentation:class="subtitle" presentation:user-transformed="true">
          <draw:text-box>
            <text:p text:style-name="P15"><text:span text:style-name="T23">Logic Symbols</text:span></text:p>
            <text:p text:style-name="P15"><text:span text:style-name="T24"><text:tab/></text:span><text:span text:style-name="T24">Quantifier symbol: </text:span><text:span text:style-name="T24"><text:tab/></text:span><text:span text:style-name="T24"><text:tab/></text:span><text:span text:style-name="T24"><text:tab/></text:span><text:span text:style-name="T25">"</text:span><text:span text:style-name="T26">,</text:span><text:span text:style-name="T25">$</text:span></text:p>
            <text:p text:style-name="P15"><text:span text:style-name="T27"><text:tab/></text:span><text:span text:style-name="T27">Logic Operator symbols: </text:span><text:span text:style-name="T27"><text:tab/></text:span><text:span text:style-name="T27"><text:tab/></text:span><text:span text:style-name="T25">Ø,Ù,Ú,«,®</text:span></text:p>
            <text:p text:style-name="P15"><text:span text:style-name="T27"><text:tab/></text:span><text:span text:style-name="T27">Description Operator symbol:</text:span><text:span text:style-name="T25"><text:tab/></text:span><text:span text:style-name="T25">i</text:span></text:p>
            <text:p text:style-name="P15"><text:span text:style-name="T27"><text:tab/></text:span><text:span text:style-name="T27">Variable symbols: </text:span><text:span text:style-name="T27"><text:tab/></text:span><text:span text:style-name="T27"><text:tab/></text:span><text:span text:style-name="T27"><text:tab/></text:span><text:span text:style-name="T28">a,b,c,...,x,y,z</text:span><text:span text:style-name="T27"> (lower case)</text:span></text:p>
            <text:p text:style-name="P15"><text:span text:style-name="T27"><text:tab/></text:span><text:span text:style-name="T27">Equality/Identity symbol: </text:span><text:span text:style-name="T27"><text:tab/></text:span><text:span text:style-name="T27"><text:tab/></text:span><text:span text:style-name="T28">=</text:span></text:p>
            <text:p text:style-name="P15"><text:span text:style-name="T27"><text:tab/></text:span><text:span text:style-name="T27">Parentheses symbols:</text:span><text:span text:style-name="T27"><text:tab/></text:span><text:span text:style-name="T27"><text:tab/></text:span><text:span text:style-name="T27"><text:tab/></text:span><text:span text:style-name="T28">( ) [ ]</text:span></text:p>
            <text:p text:style-name="P15"><text:span text:style-name="T29"/></text:p>
            <text:p text:style-name="P15"><text:span text:style-name="T29">Non-logic Symbols</text:span></text:p>
            <text:p text:style-name="P15"><text:span text:style-name="T27"><text:tab/></text:span><text:span text:style-name="T27">Predicate symbols:</text:span><text:span text:style-name="T27"><text:tab/></text:span><text:span text:style-name="T27"><text:tab/></text:span><text:span text:style-name="T27"><text:tab/></text:span><text:span text:style-name="T28">A,B,C,...,X,Y,Z</text:span><text:span text:style-name="T27"> (upper case)</text:span></text:p>
            <text:p text:style-name="P15"><text:span text:style-name="T27"/></text:p>
            <text:p text:style-name="P15"><text:span text:style-name="T29">Terms</text:span></text:p>
            <text:p text:style-name="P15"><text:span text:style-name="T27"><text:tab/></text:span><text:span text:style-name="T27">Any variable is a term.</text:span></text:p>
            <text:p text:style-name="P15"><text:span text:style-name="T27"/></text:p>
            <text:p text:style-name="P15"><text:span text:style-name="T29">Formulars</text:span></text:p>
            <text:p text:style-name="P15"><text:span text:style-name="T27"><text:tab/></text:span><text:span text:style-name="T27">asdf</text:span></text:p>
          </draw:text-box>
        </draw:frame>
        <draw:custom-shape draw:style-name="gr20" draw:text-style-name="P17" draw:layer="layout" svg:width="4.572cm" svg:height="2.528cm" svg:x="22.354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Mereology</text:p>
          </draw:text-box>
        </draw:frame>
        <draw:frame presentation:style-name="pr5" draw:text-style-name="P18" draw:layer="layout" svg:width="25.199cm" svg:height="12.179cm" svg:x="1.4cm" svg:y="4.914cm" presentation:class="subtitle">
          <draw:text-box>
            <text:p><text:span text:style-name="T31">The study of</text:span></text:p>
            <text:p><text:span text:style-name="T32">wholes</text:span><text:span text:style-name="T33"> </text:span><text:span text:style-name="T31">and their constituent </text:span><text:span text:style-name="T32">parts</text:span></text:p>
          </draw:text-box>
        </draw:frame>
        <draw:custom-shape draw:style-name="gr20" draw:text-style-name="P17" draw:layer="layout" svg:width="4.572cm" svg:height="2.528cm" svg:x="22.353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ereology</text:p>
          </draw:text-box>
        </draw:frame>
        <draw:g>
          <draw:custom-shape draw:style-name="gr21" draw:text-style-name="P1" draw:layer="layout" svg:width="6.283cm" svg:height="6.283cm" svg:x="10.859cm" svg:y="6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6.283cm" svg:height="6.283cm" svg:x="10.859cm" svg:y="9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6.283cm" svg:height="6.283cm" svg:x="12.559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6.283cm" svg:height="6.283cm" svg:x="9.159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9" draw:layer="layout" svg:width="5.842cm" svg:height="1.204cm" svg:x="11.176cm" svg:y="4.826cm">
          <draw:text-box>
            <text:p text:style-name="P1"><text:span text:style-name="T34">Logic</text:span></text:p>
          </draw:text-box>
        </draw:frame>
        <draw:frame draw:style-name="gr3" draw:text-style-name="P20" draw:layer="layout" svg:width="9.144cm" svg:height="1.204cm" svg:x="0.254cm" svg:y="10.328cm">
          <draw:text-box>
            <text:p text:style-name="P1"><text:span text:style-name="T35">Computer Science</text:span></text:p>
          </draw:text-box>
        </draw:frame>
        <draw:frame draw:style-name="gr3" draw:text-style-name="P21" draw:layer="layout" svg:width="5.842cm" svg:height="1.204cm" svg:x="11.176cm" svg:y="16.426cm">
          <draw:text-box>
            <text:p text:style-name="P1"><text:span text:style-name="T36">Mathematics</text:span></text:p>
          </draw:text-box>
        </draw:frame>
        <draw:frame draw:style-name="gr3" draw:text-style-name="P22" draw:layer="layout" svg:width="7.124cm" svg:height="1.204cm" svg:x="18.974cm" svg:y="10.328cm">
          <draw:text-box>
            <text:p text:style-name="P1"><text:span text:style-name="T37">Philosophy</text:span></text:p>
          </draw:text-box>
        </draw:frame>
        <draw:custom-shape draw:style-name="gr20" draw:text-style-name="P17" draw:layer="layout" svg:width="4.572cm" svg:height="2.528cm" svg:x="22.354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Mereology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n axiomatic system with focus </text:p>
            <text:p>on the <text:span text:style-name="T16">parthood</text:span> (partOf) predicate:</text:p>
            <text:p/>
            <text:p><text:span text:style-name="T38">P x y</text:span></text:p>
            <text:p/>
            <text:p>“x is part of y”</text:p>
          </draw:text-box>
        </draw:frame>
        <draw:custom-shape draw:style-name="gr20" draw:text-style-name="P17" draw:layer="layout" svg:width="4.572cm" svg:height="2.528cm" svg:x="22.355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Ground Mereology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(Reflexive)</text:p>
            <text:p><text:span text:style-name="T38">P x x</text:span></text:p>
            <text:p/>
            <text:p>(Antisymmetric)</text:p>
            <text:p><text:span text:style-name="T39">P x y</text:span><text:span text:style-name="T40"> </text:span><text:span text:style-name="T41">Ù</text:span><text:span text:style-name="T40"> </text:span><text:span text:style-name="T39">P y x</text:span><text:span text:style-name="T40"> </text:span><text:span text:style-name="T41">® </text:span><text:span text:style-name="T42">x = y</text:span></text:p>
            <text:p/>
            <text:p>(Transitive)</text:p>
            <text:p><text:span text:style-name="T39">P x y</text:span><text:span text:style-name="T40"> </text:span><text:span text:style-name="T41">Ù</text:span><text:span text:style-name="T40"> </text:span><text:span text:style-name="T39">P y z</text:span><text:span text:style-name="T40"> </text:span><text:span text:style-name="T41">® </text:span><text:span text:style-name="T42">P x z</text:span></text:p>
            <text:p/>
          </draw:text-box>
        </draw:frame>
        <draw:custom-shape draw:style-name="gr20" draw:text-style-name="P17" draw:layer="layout" svg:width="4.572cm" svg:height="2.528cm" svg:x="22.355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Mereotopology</text:p>
          </draw:text-box>
        </draw:frame>
        <draw:frame presentation:style-name="pr5" draw:text-style-name="P23" draw:layer="layout" svg:width="25.199cm" svg:height="12.185cm" svg:x="1.4cm" svg:y="4.908cm" presentation:class="subtitle" presentation:user-transformed="true">
          <draw:text-box>
            <text:p><text:span text:style-name="T43">An axiomatic extension of a Mereology with </text:span></text:p>
            <text:p><text:span text:style-name="T43">predicates </text:span><text:span text:style-name="T44">F</text:span><text:span text:style-name="T43"> other than parthood</text:span></text:p>
            <text:p><text:span text:style-name="T43"/></text:p>
            <text:p><text:span text:style-name="T44">F</text:span><text:span text:style-name="T45"> x y</text:span></text:p>
            <text:p><text:span text:style-name="T43"/></text:p>
            <text:p><text:span text:style-name="T43">And statements like</text:span></text:p>
            <text:p><text:span text:style-name="T43"/></text:p>
            <text:p><text:span text:style-name="T45">P x y</text:span><text:span text:style-name="T43"> </text:span><text:span text:style-name="T46">® </text:span><text:span text:style-name="T47">F</text:span><text:span text:style-name="T48"> x y</text:span></text:p>
            <text:p><text:span text:style-name="T47">F</text:span><text:span text:style-name="T48"> x y</text:span><text:span text:style-name="T46"> ®</text:span><text:span text:style-name="T49"> </text:span><text:span text:style-name="T48">P x y</text:span></text:p>
            <text:p><text:span text:style-name="T48">P x y</text:span><text:span text:style-name="T49"> </text:span><text:span text:style-name="T46">« </text:span><text:span text:style-name="T47">F</text:span><text:span text:style-name="T48"> x y</text:span></text:p>
            <text:p><text:span text:style-name="T49">…</text:span></text:p>
          </draw:text-box>
        </draw:frame>
        <draw:custom-shape draw:style-name="gr20" draw:text-style-name="P17" draw:layer="layout" svg:width="4.572cm" svg:height="2.528cm" svg:x="22.355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Formalization #1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Formalization #1 : Exam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 text:style-name="P24"><text:span text:style-name="T50">Foo &lt; Entity <text:s text:c="11"/></text:span><text:span text:style-name="T51">Foo</text:span><text:span text:style-name="T52"> </text:span><text:span text:style-name="T53">Ì</text:span><text:span text:style-name="T52"> </text:span><text:span text:style-name="T51">Entity</text:span></text:p>
            <text:p text:style-name="P24"><text:span text:style-name="T50">Bar &lt; Entity <text:s text:c="11"/></text:span><text:span text:style-name="T51">Bar</text:span><text:span text:style-name="T52"> </text:span><text:span text:style-name="T53">Ì</text:span><text:span text:style-name="T52"> </text:span><text:span text:style-name="T51">Entity</text:span></text:p>
            <text:p text:style-name="P24"><text:span text:style-name="T50">partOf &lt; Foo * Bar <text:s text:c="5"/></text:span><text:span text:style-name="T53">"</text:span><text:span text:style-name="T54"> </text:span><text:span text:style-name="T55">(x,y)</text:span><text:span text:style-name="T54"> </text:span><text:span text:style-name="T53">Î </text:span><text:span text:style-name="T55">Foo</text:span><text:span text:style-name="T54"> </text:span><text:span text:style-name="T53">´</text:span><text:span text:style-name="T54"> </text:span><text:span text:style-name="T55">Bar ( P x y )</text:span></text:p>
            <text:p text:style-name="P24"><text:span text:style-name="T50">foo : Foo <text:s text:c="14"/></text:span><text:span text:style-name="T56">foo</text:span><text:span text:style-name="T54"> </text:span><text:span text:style-name="T53">Î </text:span><text:span text:style-name="T55">Foo</text:span></text:p>
            <text:p text:style-name="P24"><text:span text:style-name="T50">bar : Bar <text:s text:c="14"/></text:span><text:span text:style-name="T55">bar</text:span><text:span text:style-name="T54"> </text:span><text:span text:style-name="T53">Î </text:span><text:span text:style-name="T55">Bar</text:span></text:p>
            <text:p text:style-name="P24"><text:span text:style-name="T50">foo partOf bar <text:s text:c="9"/></text:span><text:span text:style-name="T55">P foo bar</text:span></text:p>
            <text:p text:style-name="P24"><text:span text:style-name="T57">foo = mfoo <text:s text:c="13"/></text:span><text:span text:style-name="T55">R mfoo foo</text:span></text:p>
            <text:p text:style-name="P24"><text:span text:style-name="T57">bar = mbar <text:s text:c="13"/></text:span><text:span text:style-name="T55">R mbar bar</text:span></text:p>
            <text:p text:style-name="P24"><text:span text:style-name="T5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Trace Recovery Rule</text:p>
          </draw:text-box>
        </draw:frame>
        <draw:frame presentation:style-name="pr5" draw:text-style-name="P25" draw:layer="layout" svg:width="25.199cm" svg:height="12.179cm" svg:x="1.4cm" svg:y="4.914cm" presentation:class="subtitle">
          <draw:text-box>
            <text:p><text:span text:style-name="T59">F</text:span><text:span text:style-name="T39"> x y </text:span><text:span text:style-name="T41">Ù</text:span><text:span text:style-name="T39"> R a x </text:span><text:span text:style-name="T41">Ù</text:span><text:span text:style-name="T39"> R b y </text:span><text:span text:style-name="T41">® </text:span><text:span text:style-name="T60">F</text:span><text:span text:style-name="T42"> a b</text:span><text:span text:style-name="T39"> </text:span></text:p>
            <text:p><text:span text:style-name="T39"/></text:p>
            <text:p><text:span text:style-name="T61">Recovers the predicate </text:span><text:span text:style-name="T59">F</text:span><text:span text:style-name="T61"> between two manifestations a and b.</text:span></text:p>
            <text:p><text:span text:style-name="T61"/></text:p>
            <text:p><text:span text:style-name="T61">( Assume: </text:span><text:span text:style-name="T59">F </text:span><text:span text:style-name="T41">¹</text:span><text:span text:style-name="T59"> </text:span><text:span text:style-name="T39">R </text:span><text:span text:style-name="T6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Formalization #1</text:p>
          </draw:text-box>
        </draw:frame>
        <draw:frame presentation:style-name="pr5" draw:text-style-name="P26" draw:layer="layout" svg:width="25.199cm" svg:height="12.179cm" svg:x="1.4cm" svg:y="4.914cm" presentation:class="subtitle">
          <draw:text-box>
            <text:p text:style-name="P15"><text:span text:style-name="T3">Problem:</text:span></text:p>
            <text:p text:style-name="P15"><text:span text:style-name="T62">Types are </text:span><text:span text:style-name="T63">not</text:span><text:span text:style-name="T62"> handled properl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Typed <text:line-break/>Predicate Logic</text:p>
          </draw:text-box>
        </draw:frame>
        <draw:frame presentation:style-name="pr5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20" draw:text-style-name="P17" draw:layer="layout" svg:width="4.572cm" svg:height="2.528cm" svg:x="22.353cm" svg:y="1.326cm">
          <text:p text:style-name="P1"><text:span text:style-name="T30">Excursus</text:span></text:p>
          <draw:enhanced-geometry svg:viewBox="0 0 21600 21600" draw:glue-points="10800 0 0 10800 10800 21600 21600 10800 ?f40 ?f41" draw:text-areas="0 0 21600 21600" draw:type="rectangular-callout" draw:modifiers="519.571397332167 27108.896797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/>as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Liberation Serif3" svg:font-family="'Liberation Serif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2" svg:font-family="'Liberation Serif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  <text:p text:style-name="MP3"><text:span text:style-name="MT3">University of Koblenz-Landau</text:span></text:p>
          <text:p text:style-name="MP3"><text:span text:style-name="MT3">Maximilian Meffert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3-15T18:21:09.322917810</dc:date>
    <dc:creator>Maximilian Meffert</dc:creator>
    <meta:editing-duration>P2DT14M7S</meta:editing-duration>
    <meta:editing-cycles>296</meta:editing-cycles>
    <meta:generator>LibreOffice/4.2.8.2$Linux_X86_64 LibreOffice_project/420m0$Build-2</meta:generator>
    <meta:document-statistic meta:object-count="179"/>
  </office:meta>
</office:document-meta>
</file>